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50000000138B29FA6D9DF182CA.gif" manifest:media-type="image/gif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d4b49" officeooo:paragraph-rsid="000d4b49"/>
    </style:style>
    <style:style style:name="P2" style:family="paragraph" style:parent-style-name="Footer">
      <style:text-properties officeooo:rsid="000d4b49" officeooo:paragraph-rsid="000d4b49"/>
    </style:style>
    <style:style style:name="P3" style:family="paragraph" style:parent-style-name="Footer">
      <style:paragraph-properties fo:text-align="end" style:justify-single-word="false"/>
      <style:text-properties officeooo:rsid="000d4b49" officeooo:paragraph-rsid="000d4b49"/>
    </style:style>
    <style:style style:name="P4" style:family="paragraph" style:parent-style-name="Text_20_body">
      <style:paragraph-properties fo:margin-top="0cm" fo:margin-bottom="0.101cm" style:contextual-spacing="false"/>
    </style:style>
    <style:style style:name="P5" style:family="paragraph" style:parent-style-name="Text_20_body">
      <style:paragraph-properties fo:margin-top="0cm" fo:margin-bottom="0.101cm" style:contextual-spacing="false"/>
      <style:text-properties officeooo:rsid="0017ff27" officeooo:paragraph-rsid="0017ff27"/>
    </style:style>
    <style:style style:name="P6" style:family="paragraph" style:parent-style-name="Text_20_body">
      <style:paragraph-properties fo:margin-top="0cm" fo:margin-bottom="0.101cm" style:contextual-spacing="false"/>
      <style:text-properties officeooo:rsid="0017ff27" officeooo:paragraph-rsid="00227e21"/>
    </style:style>
    <style:style style:name="P7" style:family="paragraph" style:parent-style-name="Text_20_body">
      <style:paragraph-properties fo:margin-top="0cm" fo:margin-bottom="0.101cm" style:contextual-spacing="false"/>
      <style:text-properties officeooo:rsid="001908b3" officeooo:paragraph-rsid="001908b3"/>
    </style:style>
    <style:style style:name="P8" style:family="paragraph" style:parent-style-name="Text_20_body">
      <style:paragraph-properties fo:margin-top="0cm" fo:margin-bottom="0.101cm" style:contextual-spacing="false"/>
      <style:text-properties officeooo:rsid="00197268" officeooo:paragraph-rsid="00197268"/>
    </style:style>
    <style:style style:name="P9" style:family="paragraph" style:parent-style-name="Text_20_body">
      <style:paragraph-properties fo:margin-top="0cm" fo:margin-bottom="0.101cm" style:contextual-spacing="false"/>
      <style:text-properties officeooo:rsid="001a567d" officeooo:paragraph-rsid="001a567d"/>
    </style:style>
    <style:style style:name="P10" style:family="paragraph" style:parent-style-name="Text_20_body">
      <style:paragraph-properties fo:margin-top="0cm" fo:margin-bottom="0.101cm" style:contextual-spacing="false"/>
      <style:text-properties officeooo:rsid="001a567d" officeooo:paragraph-rsid="00213fb8"/>
    </style:style>
    <style:style style:name="P11" style:family="paragraph" style:parent-style-name="Standard">
      <style:text-properties officeooo:rsid="000d4b49" officeooo:paragraph-rsid="000d4b49"/>
    </style:style>
    <style:style style:name="P12" style:family="paragraph" style:parent-style-name="Standard">
      <style:paragraph-properties fo:text-align="center" style:justify-single-word="false"/>
      <style:text-properties officeooo:rsid="000e2464" officeooo:paragraph-rsid="000e2464"/>
    </style:style>
    <style:style style:name="P13" style:family="paragraph" style:parent-style-name="Standard">
      <style:text-properties officeooo:rsid="000e2464" officeooo:paragraph-rsid="000e2464"/>
    </style:style>
    <style:style style:name="P14" style:family="paragraph" style:parent-style-name="Table_20_Contents">
      <style:text-properties officeooo:rsid="00116c65" officeooo:paragraph-rsid="00116c65"/>
    </style:style>
    <style:style style:name="P15" style:family="paragraph" style:parent-style-name="Table_20_Contents">
      <style:text-properties officeooo:rsid="0013a515" officeooo:paragraph-rsid="0013a515"/>
    </style:style>
    <style:style style:name="P16" style:family="paragraph" style:parent-style-name="Text_20_body">
      <style:text-properties officeooo:rsid="001279ba" officeooo:paragraph-rsid="001279ba"/>
    </style:style>
    <style:style style:name="P17" style:family="paragraph" style:parent-style-name="Text_20_body">
      <style:text-properties officeooo:rsid="0013a515" officeooo:paragraph-rsid="0013a515"/>
    </style:style>
    <style:style style:name="P18" style:family="paragraph" style:parent-style-name="Text_20_body">
      <style:text-properties officeooo:rsid="0013a515" officeooo:paragraph-rsid="00164b8d"/>
    </style:style>
    <style:style style:name="P19" style:family="paragraph" style:parent-style-name="Text_20_body">
      <style:text-properties officeooo:rsid="00164b8d" officeooo:paragraph-rsid="00164b8d"/>
    </style:style>
    <style:style style:name="P20" style:family="paragraph" style:parent-style-name="Text_20_body">
      <style:text-properties officeooo:rsid="0017ff27" officeooo:paragraph-rsid="0017ff27"/>
    </style:style>
    <style:style style:name="P21" style:family="paragraph" style:parent-style-name="Text_20_body">
      <style:text-properties officeooo:rsid="0017ff27" officeooo:paragraph-rsid="00227e21"/>
    </style:style>
    <style:style style:name="P22" style:family="paragraph" style:parent-style-name="Text_20_body">
      <style:text-properties officeooo:rsid="00197268" officeooo:paragraph-rsid="00197268"/>
    </style:style>
    <style:style style:name="P23" style:family="paragraph" style:parent-style-name="Text_20_body">
      <style:text-properties officeooo:rsid="001a567d" officeooo:paragraph-rsid="001a567d"/>
    </style:style>
    <style:style style:name="P24" style:family="paragraph" style:parent-style-name="Text_20_body">
      <style:text-properties officeooo:rsid="001a567d" officeooo:paragraph-rsid="00213fb8"/>
    </style:style>
    <style:style style:name="P25" style:family="paragraph" style:parent-style-name="Text_20_body">
      <style:text-properties officeooo:rsid="001cadd3" officeooo:paragraph-rsid="001cadd3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3a515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7ff27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908b3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3a515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7ff27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908b3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97268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13fb8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27e21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3a515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7ff27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908b3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97268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13fb8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27e21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e64fa" officeooo:paragraph-rsid="001e64fa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5a7e" officeooo:paragraph-rsid="001f5a7e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c522f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13fb8"/>
    </style:style>
    <style:style style:name="P5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5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45f41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f5a7e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13fb8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5a7e" officeooo:paragraph-rsid="001f5a7e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e64fa" officeooo:paragraph-rsid="001e64fa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a567d" officeooo:paragraph-rsid="001a567d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a567d" officeooo:paragraph-rsid="00213fb8"/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6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e64fa"/>
    </style:style>
    <style:style style:name="P62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6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64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65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e64fa"/>
    </style:style>
    <style:style style:name="P66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f5a7e"/>
    </style:style>
    <style:style style:name="P67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6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ffb51"/>
    </style:style>
    <style:style style:name="P69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03b02"/>
    </style:style>
    <style:style style:name="P70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71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45f41"/>
    </style:style>
    <style:style style:name="P72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13a515" officeooo:paragraph-rsid="001908b3"/>
    </style:style>
    <style:style style:name="P7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13a515"/>
    </style:style>
    <style:style style:name="P74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13a515"/>
    </style:style>
    <style:style style:name="P75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76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77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1ffb51"/>
    </style:style>
    <style:style style:name="P78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227e21"/>
    </style:style>
    <style:style style:name="P79" style:family="paragraph" style:parent-style-name="Standard" style:master-page-name="First_20_Page">
      <style:paragraph-properties fo:text-align="center" style:justify-single-word="false" style:page-number="auto"/>
      <style:text-properties officeooo:rsid="000e2464" officeooo:paragraph-rsid="000e2464"/>
    </style:style>
    <style:style style:name="P80" style:family="paragraph" style:parent-style-name="Standard" style:master-page-name="Standard">
      <style:paragraph-properties fo:text-align="center" style:justify-single-word="false" style:page-number="1" fo:break-before="page"/>
      <style:text-properties officeooo:rsid="000e2464" officeooo:paragraph-rsid="000d4b49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style:font-name="Liberation Sans" fo:font-size="18.2000007629395pt" fo:font-weight="bold" officeooo:rsid="0011c871" officeooo:paragraph-rsid="0011c87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86" style:family="paragraph" style:parent-style-name="Heading_20_2">
      <style:paragraph-properties fo:margin-top="0.199cm" fo:margin-bottom="0.101cm" style:contextual-spacing="false"/>
    </style:style>
    <style:style style:name="P87" style:family="paragraph" style:parent-style-name="Heading_20_2">
      <style:paragraph-properties fo:margin-top="0.199cm" fo:margin-bottom="0.101cm" style:contextual-spacing="false"/>
      <style:text-properties style:font-name="Liberation Sans" fo:font-size="16.1000003814697pt" fo:font-weight="bold" officeooo:rsid="0017ff27" officeooo:paragraph-rsid="0017ff2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8" style:family="paragraph" style:parent-style-name="Heading_20_2">
      <style:paragraph-properties fo:margin-top="0.199cm" fo:margin-bottom="0.101cm" style:contextual-spacing="false"/>
      <style:text-properties style:font-name="Liberation Sans" fo:font-size="16.1000003814697pt" fo:font-weight="bold" officeooo:rsid="001a567d" officeooo:paragraph-rsid="0026f97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9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1908b3" officeooo:paragraph-rsid="001908b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0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197268" officeooo:paragraph-rsid="0019726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1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213fb8" officeooo:paragraph-rsid="00213fb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2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306804" officeooo:paragraph-rsid="0030680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3" style:family="paragraph" style:parent-style-name="Heading_20_2">
      <style:paragraph-properties fo:margin-top="0.199cm" fo:margin-bottom="0.101cm" style:contextual-spacing="false" fo:break-before="page"/>
      <style:text-properties officeooo:paragraph-rsid="001a567d"/>
    </style:style>
    <style:style style:name="P94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27e21" officeooo:paragraph-rsid="00227e2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5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8142c" officeooo:paragraph-rsid="0028142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6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8f939" officeooo:paragraph-rsid="0028f93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7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d8a3f" officeooo:paragraph-rsid="002d8a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8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8f939" officeooo:paragraph-rsid="002f576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9" style:family="paragraph" style:parent-style-name="Heading_20_3">
      <style:paragraph-properties fo:margin-top="0cm" fo:margin-bottom="0.101cm" style:contextual-spacing="false"/>
    </style:style>
    <style:style style:name="P100" style:family="paragraph" style:parent-style-name="Heading_20_3">
      <style:paragraph-properties fo:margin-top="0cm" fo:margin-bottom="0.101cm" style:contextual-spacing="false"/>
      <style:text-properties officeooo:paragraph-rsid="0017ff27"/>
    </style:style>
    <style:style style:name="P101" style:family="paragraph" style:parent-style-name="Heading_20_3">
      <style:paragraph-properties fo:margin-top="0cm" fo:margin-bottom="0.101cm" style:contextual-spacing="false"/>
      <style:text-properties officeooo:paragraph-rsid="001908b3"/>
    </style:style>
    <style:style style:name="P102" style:family="paragraph" style:parent-style-name="Heading_20_3">
      <style:paragraph-properties fo:margin-top="0cm" fo:margin-bottom="0.101cm" style:contextual-spacing="false"/>
      <style:text-properties officeooo:paragraph-rsid="00197268"/>
    </style:style>
    <style:style style:name="P103" style:family="paragraph" style:parent-style-name="Heading_20_3">
      <style:paragraph-properties fo:margin-top="0cm" fo:margin-bottom="0.101cm" style:contextual-spacing="false"/>
      <style:text-properties officeooo:paragraph-rsid="00213fb8"/>
    </style:style>
    <style:style style:name="P104" style:family="paragraph" style:parent-style-name="Heading_20_3">
      <style:paragraph-properties fo:margin-top="0cm" fo:margin-bottom="0.101cm" style:contextual-spacing="false"/>
      <style:text-properties officeooo:paragraph-rsid="00227e21"/>
    </style:style>
    <style:style style:name="P105" style:family="paragraph" style:parent-style-name="Heading_20_3">
      <style:paragraph-properties fo:margin-top="0cm" fo:margin-bottom="0.101cm" style:contextual-spacing="false"/>
      <style:text-properties officeooo:paragraph-rsid="0026f975"/>
    </style:style>
    <style:style style:name="P106" style:family="paragraph" style:parent-style-name="Heading_20_3">
      <style:paragraph-properties fo:margin-top="0cm" fo:margin-bottom="0.101cm" style:contextual-spacing="false"/>
      <style:text-properties officeooo:paragraph-rsid="0028142c"/>
    </style:style>
    <style:style style:name="P107" style:family="paragraph" style:parent-style-name="Heading_20_3">
      <style:paragraph-properties fo:margin-top="0cm" fo:margin-bottom="0.101cm" style:contextual-spacing="false"/>
      <style:text-properties officeooo:paragraph-rsid="002d8a3f"/>
    </style:style>
    <style:style style:name="P108" style:family="paragraph" style:parent-style-name="Heading_20_3">
      <style:paragraph-properties fo:margin-top="0cm" fo:margin-bottom="0.101cm" style:contextual-spacing="false"/>
      <style:text-properties officeooo:paragraph-rsid="002f5763"/>
    </style:style>
    <style:style style:name="P109" style:family="paragraph" style:parent-style-name="Heading_20_3">
      <style:paragraph-properties fo:margin-top="0cm" fo:margin-bottom="0.101cm" style:contextual-spacing="false"/>
      <style:text-properties officeooo:paragraph-rsid="00306804"/>
    </style:style>
    <style:style style:name="P1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a567d" officeooo:paragraph-rsid="0026f975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6f975"/>
    </style:style>
    <style:style style:name="P11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1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6f975"/>
    </style:style>
    <style:style style:name="P11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6f975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28f939" officeooo:paragraph-rsid="0028f939"/>
    </style:style>
    <style:style style:name="P1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2ba4b2" officeooo:paragraph-rsid="002ba4b2"/>
    </style:style>
    <style:style style:name="P1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2ba4b2" officeooo:paragraph-rsid="002d8a3f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2ba4b2" officeooo:paragraph-rsid="002f5763"/>
    </style:style>
    <style:style style:name="P12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12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12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f939"/>
    </style:style>
    <style:style style:name="P12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2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2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2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2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3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31" style:family="paragraph" style:parent-style-name="Text_20_body">
      <style:text-properties officeooo:rsid="001a567d" officeooo:paragraph-rsid="0026f975"/>
    </style:style>
    <style:style style:name="P132" style:family="paragraph" style:parent-style-name="Text_20_body">
      <style:text-properties officeooo:rsid="0017ff27" officeooo:paragraph-rsid="0028142c"/>
    </style:style>
    <style:style style:name="P133" style:family="paragraph" style:parent-style-name="Text_20_body">
      <style:text-properties officeooo:rsid="0017ff27" officeooo:paragraph-rsid="002d8a3f"/>
    </style:style>
    <style:style style:name="P134" style:family="paragraph" style:parent-style-name="Text_20_body">
      <style:text-properties officeooo:rsid="0017ff27" officeooo:paragraph-rsid="002f5763"/>
    </style:style>
    <style:style style:name="P135" style:family="paragraph" style:parent-style-name="Text_20_body">
      <style:text-properties officeooo:rsid="00306804" officeooo:paragraph-rsid="00306804"/>
    </style:style>
    <style:style style:name="P136" style:family="paragraph" style:parent-style-name="Text_20_body">
      <style:paragraph-properties fo:margin-top="0cm" fo:margin-bottom="0.101cm" style:contextual-spacing="false"/>
      <style:text-properties officeooo:rsid="001a567d" officeooo:paragraph-rsid="0026f975"/>
    </style:style>
    <style:style style:name="P137" style:family="paragraph" style:parent-style-name="Text_20_body">
      <style:paragraph-properties fo:margin-top="0cm" fo:margin-bottom="0.101cm" style:contextual-spacing="false"/>
      <style:text-properties officeooo:rsid="0017ff27" officeooo:paragraph-rsid="0028142c"/>
    </style:style>
    <style:style style:name="P138" style:family="paragraph" style:parent-style-name="Text_20_body">
      <style:paragraph-properties fo:margin-top="0cm" fo:margin-bottom="0.101cm" style:contextual-spacing="false"/>
      <style:text-properties officeooo:rsid="0017ff27" officeooo:paragraph-rsid="002d8a3f"/>
    </style:style>
    <style:style style:name="P139" style:family="paragraph" style:parent-style-name="Text_20_body">
      <style:paragraph-properties fo:margin-top="0cm" fo:margin-bottom="0.101cm" style:contextual-spacing="false"/>
      <style:text-properties officeooo:rsid="0017ff27" officeooo:paragraph-rsid="002f5763"/>
    </style:style>
    <style:style style:name="P140" style:family="paragraph" style:parent-style-name="Text_20_body">
      <style:paragraph-properties fo:margin-top="0cm" fo:margin-bottom="0.101cm" style:contextual-spacing="false"/>
      <style:text-properties officeooo:rsid="00306804" officeooo:paragraph-rsid="00306804"/>
    </style:style>
    <style:style style:name="P14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6f975"/>
    </style:style>
    <style:style style:name="P14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8142c"/>
    </style:style>
    <style:style style:name="P14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d8a3f"/>
    </style:style>
    <style:style style:name="P14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f5763"/>
    </style:style>
    <style:style style:name="P14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306804"/>
    </style:style>
    <style:style style:name="P14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6f975"/>
    </style:style>
    <style:style style:name="P14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8142c"/>
    </style:style>
    <style:style style:name="P14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d8a3f"/>
    </style:style>
    <style:style style:name="P14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f5763"/>
    </style:style>
    <style:style style:name="P15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306804"/>
    </style:style>
    <style:style style:name="P151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152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15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ba7b2"/>
    </style:style>
    <style:style style:name="P154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306804"/>
    </style:style>
    <style:style style:name="P155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/>
    </style:style>
    <style:style style:name="P156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157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58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59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306804"/>
    </style:style>
    <style:style style:name="P160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28142c"/>
    </style:style>
    <style:style style:name="P161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2d8a3f"/>
    </style:style>
    <style:style style:name="P162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2f5763"/>
    </style:style>
    <style:style style:name="P163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306804"/>
    </style:style>
    <style:style style:name="P164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165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166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f939"/>
    </style:style>
    <style:style style:name="P167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f939"/>
    </style:style>
    <style:style style:name="P16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69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70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71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72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7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74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75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76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306804"/>
    </style:style>
    <style:style style:name="P177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306804"/>
    </style:style>
    <style:style style:name="P17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306804"/>
    </style:style>
    <style:style style:name="P179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306804"/>
    </style:style>
    <style:style style:name="P180" style:family="paragraph" style:parent-style-name="Text_20_body">
      <style:paragraph-properties fo:break-before="page"/>
      <style:text-properties officeooo:rsid="0013a515" officeooo:paragraph-rsid="0013a5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268" style:font-weight-asian="bold" style:font-weight-complex="bold"/>
    </style:style>
    <style:style style:name="T3" style:family="text">
      <style:text-properties fo:font-weight="bold" officeooo:rsid="001a567d" style:font-weight-asian="bold" style:font-weight-complex="bold"/>
    </style:style>
    <style:style style:name="T4" style:family="text">
      <style:text-properties fo:font-weight="bold" officeooo:rsid="0026f975" style:font-weight-asian="bold" style:font-weight-complex="bold"/>
    </style:style>
    <style:style style:name="T5" style:family="text">
      <style:text-properties officeooo:rsid="00197268"/>
    </style:style>
    <style:style style:name="T6" style:family="text">
      <style:text-properties officeooo:rsid="001a567d"/>
    </style:style>
    <style:style style:name="T7" style:family="text">
      <style:text-properties officeooo:rsid="001c522f"/>
    </style:style>
    <style:style style:name="T8" style:family="text">
      <style:text-properties officeooo:rsid="001ced4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306804"/>
    </style:style>
    <style:style style:name="T12" style:family="text">
      <style:text-properties officeooo:rsid="001e64fa"/>
    </style:style>
    <style:style style:name="T13" style:family="text">
      <style:text-properties officeooo:rsid="001f5a7e"/>
    </style:style>
    <style:style style:name="T14" style:family="text">
      <style:text-properties officeooo:rsid="001ffb51"/>
    </style:style>
    <style:style style:name="T15" style:family="text">
      <style:text-properties officeooo:rsid="00203b02"/>
    </style:style>
    <style:style style:name="T16" style:family="text">
      <style:text-properties officeooo:rsid="00213fb8"/>
    </style:style>
    <style:style style:name="T17" style:family="text">
      <style:text-properties officeooo:rsid="00227e21"/>
    </style:style>
    <style:style style:name="T18" style:family="text">
      <style:text-properties style:font-name="Liberation Sans" fo:font-size="16.1000003814697pt" fo:font-weight="bold" officeooo:rsid="001a567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9" style:family="text">
      <style:text-properties officeooo:rsid="0026f975"/>
    </style:style>
    <style:style style:name="T20" style:family="text">
      <style:text-properties officeooo:rsid="0028142c"/>
    </style:style>
    <style:style style:name="T21" style:family="text">
      <style:text-properties officeooo:rsid="0028f939"/>
    </style:style>
    <style:style style:name="T22" style:family="text">
      <style:text-properties officeooo:rsid="002a9918"/>
    </style:style>
    <style:style style:name="T23" style:family="text">
      <style:text-properties officeooo:rsid="002ba4b2"/>
    </style:style>
    <style:style style:name="T24" style:family="text">
      <style:text-properties officeooo:rsid="002ba7b2"/>
    </style:style>
    <style:style style:name="T25" style:family="text">
      <style:text-properties officeooo:rsid="002d8a3f"/>
    </style:style>
    <style:style style:name="T26" style:family="text">
      <style:text-properties officeooo:rsid="002f5763"/>
    </style:style>
    <style:style style:name="T27" style:family="text">
      <style:text-properties officeooo:rsid="003068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Documentation API Models Kit Database</text:p>
      <text:p text:style-name="P12"/>
      <text:p text:style-name="P80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81"><text:a xlink:type="simple" xlink:href="#__RefHeading___Toc250_4067557380" text:style-name="Index_20_Link" text:visited-style-name="Index_20_Link">Révisions<text:tab/>3</text:a></text:p>
          <text:p text:style-name="P81"><text:a xlink:type="simple" xlink:href="#__RefHeading___Toc284_4067557380" text:style-name="Index_20_Link" text:visited-style-name="Index_20_Link">Description et fonctionnement<text:tab/>4</text:a></text:p>
          <text:p text:style-name="P81"><text:a xlink:type="simple" xlink:href="#__RefHeading___Toc357_4067557380" text:style-name="Index_20_Link" text:visited-style-name="Index_20_Link">Définitions<text:tab/>4</text:a></text:p>
          <text:p text:style-name="P81"><text:a xlink:type="simple" xlink:href="#__RefHeading___Toc286_4067557380" text:style-name="Index_20_Link" text:visited-style-name="Index_20_Link">Définitions des routes<text:tab/>5</text:a></text:p>
          <text:p text:style-name="P82"><text:a xlink:type="simple" xlink:href="#__RefHeading___Toc376_4067557380" text:style-name="Index_20_Link" text:visited-style-name="Index_20_Link">Country<text:tab/>5</text:a></text:p>
          <text:p text:style-name="P83"><text:a xlink:type="simple" xlink:href="#__RefHeading___Toc290_40675573801" text:style-name="Index_20_Link" text:visited-style-name="Index_20_Link">chemin de base :<text:tab/>5</text:a></text:p>
          <text:p text:style-name="P83"><text:a xlink:type="simple" xlink:href="#__RefHeading___Toc292_40675573802" text:style-name="Index_20_Link" text:visited-style-name="Index_20_Link">Rôle :<text:tab/>5</text:a></text:p>
          <text:p text:style-name="P83"><text:a xlink:type="simple" xlink:href="#__RefHeading___Toc294_40675573802" text:style-name="Index_20_Link" text:visited-style-name="Index_20_Link">méthodes<text:tab/>5</text:a></text:p>
          <text:p text:style-name="P82"><text:a xlink:type="simple" xlink:href="#__RefHeading___Toc469_4067557380" text:style-name="Index_20_Link" text:visited-style-name="Index_20_Link">Utilisateurs<text:tab/>6</text:a></text:p>
          <text:p text:style-name="P83"><text:a xlink:type="simple" xlink:href="#__RefHeading___Toc290_40675573802" text:style-name="Index_20_Link" text:visited-style-name="Index_20_Link">chemin de base :<text:tab/>6</text:a></text:p>
          <text:p text:style-name="P83"><text:a xlink:type="simple" xlink:href="#__RefHeading___Toc292_40675573803" text:style-name="Index_20_Link" text:visited-style-name="Index_20_Link">Rôle :<text:tab/>6</text:a></text:p>
          <text:p text:style-name="P83"><text:a xlink:type="simple" xlink:href="#__RefHeading___Toc294_40675573803" text:style-name="Index_20_Link" text:visited-style-name="Index_20_Link">méthodes<text:tab/>6</text:a></text:p>
          <text:p text:style-name="P82"><text:a xlink:type="simple" xlink:href="#__RefHeading___Toc471_4067557380" text:style-name="Index_20_Link" text:visited-style-name="Index_20_Link">Authentification<text:tab/>7</text:a></text:p>
          <text:p text:style-name="P83"><text:a xlink:type="simple" xlink:href="#__RefHeading___Toc290_40675573803" text:style-name="Index_20_Link" text:visited-style-name="Index_20_Link">chemin de base :<text:tab/>7</text:a></text:p>
          <text:p text:style-name="P83"><text:a xlink:type="simple" xlink:href="#__RefHeading___Toc292_40675573804" text:style-name="Index_20_Link" text:visited-style-name="Index_20_Link">Rôle :<text:tab/>7</text:a></text:p>
          <text:p text:style-name="P83"><text:a xlink:type="simple" xlink:href="#__RefHeading___Toc294_40675573804" text:style-name="Index_20_Link" text:visited-style-name="Index_20_Link">méthodes<text:tab/>7</text:a></text:p>
          <text:p text:style-name="P82"><text:a xlink:type="simple" xlink:href="#__RefHeading___Toc1066_532435759" text:style-name="Index_20_Link" text:visited-style-name="Index_20_Link">Reload authentification<text:tab/>7</text:a></text:p>
          <text:p text:style-name="P83"><text:a xlink:type="simple" xlink:href="#__RefHeading___Toc290_406755738042" text:style-name="Index_20_Link" text:visited-style-name="Index_20_Link">chemin de base :<text:tab/>7</text:a></text:p>
          <text:p text:style-name="P83"><text:a xlink:type="simple" xlink:href="#__RefHeading___Toc292_406755738052" text:style-name="Index_20_Link" text:visited-style-name="Index_20_Link">Rôle :<text:tab/>7</text:a></text:p>
          <text:p text:style-name="P83"><text:a xlink:type="simple" xlink:href="#__RefHeading___Toc294_406755738052" text:style-name="Index_20_Link" text:visited-style-name="Index_20_Link">méthodes<text:tab/>7</text:a></text:p>
          <text:p text:style-name="P82"><text:a xlink:type="simple" xlink:href="#__RefHeading___Toc473_4067557380" text:style-name="Index_20_Link" text:visited-style-name="Index_20_Link">Refresh authentification<text:tab/>8</text:a></text:p>
          <text:p text:style-name="P83"><text:a xlink:type="simple" xlink:href="#__RefHeading___Toc290_40675573804" text:style-name="Index_20_Link" text:visited-style-name="Index_20_Link">chemin de base :<text:tab/>8</text:a></text:p>
          <text:p text:style-name="P83"><text:a xlink:type="simple" xlink:href="#__RefHeading___Toc292_40675573805" text:style-name="Index_20_Link" text:visited-style-name="Index_20_Link">Rôle :<text:tab/>8</text:a></text:p>
          <text:p text:style-name="P83"><text:a xlink:type="simple" xlink:href="#__RefHeading___Toc294_40675573805" text:style-name="Index_20_Link" text:visited-style-name="Index_20_Link">méthodes<text:tab/>8</text:a></text:p>
          <text:p text:style-name="P82"><text:a xlink:type="simple" xlink:href="#__RefHeading___Toc568_4067557380" text:style-name="Index_20_Link" text:visited-style-name="Index_20_Link">Déconnexion<text:tab/>9</text:a></text:p>
          <text:p text:style-name="P83"><text:a xlink:type="simple" xlink:href="#__RefHeading___Toc290_406755738041" text:style-name="Index_20_Link" text:visited-style-name="Index_20_Link">chemin de base :<text:tab/>9</text:a></text:p>
          <text:p text:style-name="P83"><text:a xlink:type="simple" xlink:href="#__RefHeading___Toc292_406755738051" text:style-name="Index_20_Link" text:visited-style-name="Index_20_Link">Rôle :<text:tab/>9</text:a></text:p>
          <text:p text:style-name="P83"><text:a xlink:type="simple" xlink:href="#__RefHeading___Toc294_406755738051" text:style-name="Index_20_Link" text:visited-style-name="Index_20_Link">méthodes<text:tab/>9</text:a></text:p>
          <text:p text:style-name="P82"><text:a xlink:type="simple" xlink:href="#__RefHeading___Toc773_1154930185" text:style-name="Index_20_Link" text:visited-style-name="Index_20_Link">Category<text:tab/>10</text:a></text:p>
          <text:p text:style-name="P83"><text:a xlink:type="simple" xlink:href="#__RefHeading___Toc290_406755738011" text:style-name="Index_20_Link" text:visited-style-name="Index_20_Link">chemin de base :<text:tab/>10</text:a></text:p>
          <text:p text:style-name="P83"><text:a xlink:type="simple" xlink:href="#__RefHeading___Toc292_406755738021" text:style-name="Index_20_Link" text:visited-style-name="Index_20_Link">Rôle :<text:tab/>10</text:a></text:p>
          <text:p text:style-name="P83"><text:a xlink:type="simple" xlink:href="#__RefHeading___Toc294_406755738021" text:style-name="Index_20_Link" text:visited-style-name="Index_20_Link">méthodes<text:tab/>10</text:a></text:p>
          <text:p text:style-name="P82"><text:a xlink:type="simple" xlink:href="#__RefHeading___Toc775_1154930185" text:style-name="Index_20_Link" text:visited-style-name="Index_20_Link">Brand<text:tab/>11</text:a></text:p>
          <text:p text:style-name="P83"><text:a xlink:type="simple" xlink:href="#__RefHeading___Toc290_4067557380111" text:style-name="Index_20_Link" text:visited-style-name="Index_20_Link">chemin de base :<text:tab/>11</text:a></text:p>
          <text:p text:style-name="P83"><text:a xlink:type="simple" xlink:href="#__RefHeading___Toc292_4067557380211" text:style-name="Index_20_Link" text:visited-style-name="Index_20_Link">Rôle :<text:tab/>11</text:a></text:p>
          <text:p text:style-name="P83"><text:a xlink:type="simple" xlink:href="#__RefHeading___Toc294_4067557380211" text:style-name="Index_20_Link" text:visited-style-name="Index_20_Link">méthodes<text:tab/>11</text:a></text:p>
          <text:p text:style-name="P82"><text:a xlink:type="simple" xlink:href="#__RefHeading___Toc1068_532435759" text:style-name="Index_20_Link" text:visited-style-name="Index_20_Link">Scale<text:tab/>12</text:a></text:p>
          <text:p text:style-name="P83"><text:a xlink:type="simple" xlink:href="#__RefHeading___Toc290_40675573801111" text:style-name="Index_20_Link" text:visited-style-name="Index_20_Link">chemin de base :<text:tab/>12</text:a></text:p>
          <text:p text:style-name="P83"><text:a xlink:type="simple" xlink:href="#__RefHeading___Toc292_40675573802111" text:style-name="Index_20_Link" text:visited-style-name="Index_20_Link">Rôle :<text:tab/>12</text:a></text:p>
          <text:p text:style-name="P83"><text:a xlink:type="simple" xlink:href="#__RefHeading___Toc294_40675573802111" text:style-name="Index_20_Link" text:visited-style-name="Index_20_Link">méthodes<text:tab/>12</text:a></text:p>
          <text:p text:style-name="P82"><text:a xlink:type="simple" xlink:href="#__RefHeading___Toc1164_532435759" text:style-name="Index_20_Link" text:visited-style-name="Index_20_Link">Period<text:tab/>13</text:a></text:p>
          <text:p text:style-name="P83"><text:a xlink:type="simple" xlink:href="#__RefHeading___Toc290_406755738011111" text:style-name="Index_20_Link" text:visited-style-name="Index_20_Link">chemin de base :<text:tab/>13</text:a></text:p>
          <text:p text:style-name="P83"><text:a xlink:type="simple" xlink:href="#__RefHeading___Toc292_406755738021111" text:style-name="Index_20_Link" text:visited-style-name="Index_20_Link">Rôle :<text:tab/>13</text:a></text:p>
          <text:p text:style-name="P83"><text:a xlink:type="simple" xlink:href="#__RefHeading___Toc294_406755738021111" text:style-name="Index_20_Link" text:visited-style-name="Index_20_Link">méthodes<text:tab/>13</text:a></text:p>
          <text:p text:style-name="P82"><text:soft-page-break/><text:a xlink:type="simple" xlink:href="#__RefHeading___Toc1166_532435759" text:style-name="Index_20_Link" text:visited-style-name="Index_20_Link">State<text:tab/>14</text:a></text:p>
          <text:p text:style-name="P83"><text:a xlink:type="simple" xlink:href="#__RefHeading___Toc290_406755738011112" text:style-name="Index_20_Link" text:visited-style-name="Index_20_Link">chemin de base :<text:tab/>14</text:a></text:p>
          <text:p text:style-name="P83"><text:a xlink:type="simple" xlink:href="#__RefHeading___Toc292_406755738021112" text:style-name="Index_20_Link" text:visited-style-name="Index_20_Link">Rôle :<text:tab/>14</text:a></text:p>
          <text:p text:style-name="P83"><text:a xlink:type="simple" xlink:href="#__RefHeading___Toc294_406755738021112" text:style-name="Index_20_Link" text:visited-style-name="Index_20_Link">méthodes<text:tab/>14</text:a></text:p>
          <text:p text:style-name="P82"><text:a xlink:type="simple" xlink:href="#__RefHeading___Toc1188_532435759" text:style-name="Index_20_Link" text:visited-style-name="Index_20_Link">Builder<text:tab/>15</text:a></text:p>
          <text:p text:style-name="P83"><text:a xlink:type="simple" xlink:href="#__RefHeading___Toc290_40675573805" text:style-name="Index_20_Link" text:visited-style-name="Index_20_Link">chemin de base :<text:tab/>15</text:a></text:p>
          <text:p text:style-name="P83"><text:a xlink:type="simple" xlink:href="#__RefHeading___Toc292_40675573801" text:style-name="Index_20_Link" text:visited-style-name="Index_20_Link">Rôle :<text:tab/>15</text:a></text:p>
          <text:p text:style-name="P83"><text:a xlink:type="simple" xlink:href="#__RefHeading___Toc294_40675573801" text:style-name="Index_20_Link" text:visited-style-name="Index_20_Link">méthodes<text:tab/>15</text:a></text:p>
          <text:p text:style-name="P82"><text:a xlink:type="simple" xlink:href="#__RefHeading___Toc288_4067557380" text:style-name="Index_20_Link" text:visited-style-name="Index_20_Link">nom de la route<text:tab/>16</text:a></text:p>
          <text:p text:style-name="P83"><text:a xlink:type="simple" xlink:href="#__RefHeading___Toc290_4067557380" text:style-name="Index_20_Link" text:visited-style-name="Index_20_Link">chemin de base :<text:tab/>16</text:a></text:p>
          <text:p text:style-name="P83"><text:a xlink:type="simple" xlink:href="#__RefHeading___Toc292_4067557380" text:style-name="Index_20_Link" text:visited-style-name="Index_20_Link">Rôle :<text:tab/>16</text:a></text:p>
          <text:p text:style-name="P83"><text:a xlink:type="simple" xlink:href="#__RefHeading___Toc294_4067557380" text:style-name="Index_20_Link" text:visited-style-name="Index_20_Link">méthodes<text:tab/>16</text:a></text:p>
        </text:index-body>
      </text:table-of-content>
      <text:p text:style-name="P13"/>
      <text:h text:style-name="P85" text:outline-level="1"><text:bookmark-start text:name="__RefHeading___Toc250_4067557380"/>Révisions<text:bookmark-end text:name="__RefHeading___Toc250_4067557380"/></text:h>
      <table:table table:name="Tableau1" table:style-name="Tableau1">
        <table:table-column table:style-name="Tableau1.A" table:number-columns-repeated="3"/>
        <table:table-row table:style-name="TableLine2229571564976">
          <table:table-cell table:style-name="Tableau1.A1" office:value-type="string">
            <text:p text:style-name="P14">Version</text:p>
          </table:table-cell>
          <table:table-cell table:style-name="Tableau1.A1" office:value-type="string">
            <text:p text:style-name="P14">Date</text:p>
          </table:table-cell>
          <table:table-cell table:style-name="Tableau1.C1" office:value-type="string">
            <text:p text:style-name="P14">Auteur</text:p>
          </table:table-cell>
        </table:table-row>
        <table:table-row table:style-name="TableLine2229570256320">
          <table:table-cell table:style-name="Tableau1.A2" office:value-type="string">
            <text:p text:style-name="P15">1.0</text:p>
          </table:table-cell>
          <table:table-cell table:style-name="Tableau1.A2" office:value-type="string">
            <text:p text:style-name="P15">03/02/2023</text:p>
          </table:table-cell>
          <table:table-cell table:style-name="Tableau1.C2" office:value-type="string">
            <text:p text:style-name="P15">G. Crégut</text:p>
          </table:table-cell>
        </table:table-row>
        <table:table-row table:style-name="TableLine222958759208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22958759235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22958759262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22958758963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2295875901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1"/>
      <text:h text:style-name="P84" text:outline-level="1"><text:bookmark-start text:name="__RefHeading___Toc284_4067557380"/>Description et fonctionnement<text:bookmark-end text:name="__RefHeading___Toc284_4067557380"/></text:h>
      <text:p text:style-name="P16">L’API fournie les informations et les méthodes nécessaires au fonctionnement du site Models Kit Database.</text:p>
      <text:p text:style-name="P16">L’accès à certaines informations sont libre de connexion, alors que d’autres sont soumises à authentification, voir à autorisation.</text:p>
      <text:p text:style-name="P17">L’authentification se base sur une double utilisation de tokens, un de courte vie et dynamique, l’autre permettant de rafraîchir le premier.</text:p>
      <text:h text:style-name="Heading_20_1" text:outline-level="1"><text:bookmark-start text:name="__RefHeading___Toc357_4067557380"/>Définitions<text:bookmark-end text:name="__RefHeading___Toc357_4067557380"/></text:h>
      <text:p text:style-name="P19">Toutes les routes définies ci dessous se réfèrent à l’URL de base de l’API, te que définie ci-dessous :</text:p>
      <text:p text:style-name="P19">http://url.du.serveur/api/</text:p>
      <text:p text:style-name="P25">Les méthodes marquées d’un astérisque (*) sont des routes protégées, uniquement accessibles à un utilisateur connecté.</text:p>
      <text:p text:style-name="P25">Les méthodes marquées d’un double astérisque (**) sont des méthodes soumises à autorisation suivant le niveau de l’utilisateur.</text:p>
      <text:p text:style-name="P18"/>
      <text:h text:style-name="P84" text:outline-level="1"><text:bookmark-start text:name="__RefHeading___Toc286_4067557380"/>Définitions des routes<text:bookmark-end text:name="__RefHeading___Toc286_4067557380"/></text:h>
      <text:h text:style-name="P87" text:outline-level="2"><text:bookmark-start text:name="__RefHeading___Toc376_4067557380"/>Country<text:bookmark-end text:name="__RefHeading___Toc376_4067557380"/></text:h>
      <text:h text:style-name="P100" text:outline-level="3"><text:bookmark-start text:name="__RefHeading___Toc290_40675573801"/>chemin de base : <text:bookmark-end text:name="__RefHeading___Toc290_40675573801"/></text:h>
      <text:p text:style-name="P5">country/</text:p>
      <text:h text:style-name="P100" text:outline-level="3"><text:bookmark-start text:name="__RefHeading___Toc292_40675573802"/>Rôle : <text:bookmark-end text:name="__RefHeading___Toc292_40675573802"/></text:h>
      <text:p text:style-name="P20">Permet la gestion et la récupération des pays dans la base de données</text:p>
      <text:h text:style-name="P100" text:outline-level="3"><text:bookmark-start text:name="__RefHeading___Toc294_40675573802"/>méthodes <text:bookmark-end text:name="__RefHeading___Toc294_40675573802"/></text:h>
      <text:p text:style-name="P30"><text:span text:style-name="T1">get</text:span> : </text:p>
      <text:p text:style-name="P67"><text:span text:style-name="T9">données en sortie</text:span> : <text:span text:style-name="T14">Tableau d’objets JSON représentant la liste des pays. 404 si aucun résultat, 500 en cas de défaut serveur</text:span></text:p>
      <text:p text:style-name="P36"><text:span text:style-name="T1">get id </text:span>:</text:p>
      <text:p text:style-name="P46"><text:span text:style-name="T9">données en entrée</text:span> : <text:span text:style-name="T14">id du pays dans l’URL de la requête</text:span></text:p>
      <text:p text:style-name="P68"><text:span text:style-name="T9">données en sortie</text:span> : <text:span text:style-name="T14">Objet JSON représentant la liste des pays. 404 si aucun résultat, 500 en cas de défaut serveur</text:span></text:p>
      <text:p text:style-name="P36"><text:span text:style-name="T1">post*</text:span> :</text:p>
      <text:p text:style-name="P46"><text:span text:style-name="T9">données en entrée</text:span> : <text:span text:style-name="T14">Objet JSON contenant name le nom du pays.</text:span></text:p>
      <text:p text:style-name="P41"><text:span text:style-name="T9">données en sortie</text:span> :<text:span text:style-name="T14">422 si les données ne sont pas valides, 500 en cas d’erreur serveur</text:span></text:p>
      <text:p text:style-name="P36"><text:span text:style-name="T1">put**</text:span> :</text:p>
      <text:p text:style-name="P68"><text:span text:style-name="T9">données en entrée</text:span> : <text:span text:style-name="T14">Objet JSON contenant name le nom du pays.</text:span></text:p>
      <text:p text:style-name="P77">Id du pays à modifier dans l’URL de la requête</text:p>
      <text:p text:style-name="P68"><text:span text:style-name="T9">données en sortie</text:span> : <text:span text:style-name="T14">422 si les données ne sont pas valides, 500 en cas d’erreur serveur.<text:line-break/></text:span><text:span text:style-name="T15">404 si le pays n’existe pas</text:span></text:p>
      <text:p text:style-name="P118">204 si la requête a aboutie</text:p>
      <text:p text:style-name="P36"><text:span text:style-name="T1">delete** </text:span>:</text:p>
      <text:p text:style-name="P46"><text:span text:style-name="T9">données en entrée</text:span> : <text:span text:style-name="T15">id du pays à supprimer dans l’URL de la requête.</text:span></text:p>
      <text:p text:style-name="P69"><text:span text:style-name="T9">données en sortie</text:span> : <text:span text:style-name="T14">422 si les données ne sont pas valides, 500 en cas d’erreur serveur.<text:line-break/></text:span><text:span text:style-name="T15">404 si le pays n’existe pas, 204 si la requête aboutit</text:span></text:p>
      <text:p text:style-name="P27"/>
      <text:h text:style-name="P89" text:outline-level="2"><text:bookmark-start text:name="__RefHeading___Toc469_4067557380"/>Utilisateurs<text:bookmark-end text:name="__RefHeading___Toc469_4067557380"/></text:h>
      <text:h text:style-name="P101" text:outline-level="3"><text:bookmark-start text:name="__RefHeading___Toc290_40675573802"/>chemin de base : <text:bookmark-end text:name="__RefHeading___Toc290_40675573802"/></text:h>
      <text:p text:style-name="P7">users/</text:p>
      <text:h text:style-name="P101" text:outline-level="3"><text:bookmark-start text:name="__RefHeading___Toc292_40675573803"/>Rôle : <text:bookmark-end text:name="__RefHeading___Toc292_40675573803"/></text:h>
      <text:p text:style-name="P25">Permet l’ajout, la suppression la modification et la lecture des utilisateurs.</text:p>
      <text:h text:style-name="P101" text:outline-level="3"><text:bookmark-start text:name="__RefHeading___Toc294_40675573803"/>méthodes <text:bookmark-end text:name="__RefHeading___Toc294_40675573803"/></text:h>
      <text:p text:style-name="P31"><text:span text:style-name="T1">get*</text:span> : </text:p>
      <text:p text:style-name="P64"><text:span text:style-name="T9">données en sortie</text:span> : <text:span text:style-name="T12">tableau d’objets JSON contenant les informations d’un utilisateur. 404 si aucun utilisateurs, et 500 en cas de défaut serveur</text:span></text:p>
      <text:p text:style-name="P37"><text:span text:style-name="T1">get id* </text:span>:</text:p>
      <text:p text:style-name="P64"><text:span text:style-name="T9">données en entrée</text:span> : <text:span text:style-name="T12">id de l’utilisateur à récupérer, dans l’URL de la requête.</text:span></text:p>
      <text:p text:style-name="P65"><text:span text:style-name="T9">données en sortie</text:span> :<text:span text:style-name="T12">objet JSON représentant les données d’un utilisateur. Si l’utilisateur n’existe pas erreur 404. En cas de défaut serveur code 500.</text:span></text:p>
      <text:p text:style-name="P37"><text:span text:style-name="T1">post</text:span> :</text:p>
      <text:p text:style-name="P60"><text:span text:style-name="T9">données en entrée</text:span> : <text:span text:style-name="T12">Objet JSON contenant :</text:span></text:p>
      <text:p text:style-name="P44">firstname,lastname,password,rank(optionnel),email, login</text:p>
      <text:p text:style-name="P53"><text:span text:style-name="T9">données en sortie</text:span> : <text:span text:style-name="T13">Si une des données est absente ou erronnée : 422</text:span></text:p>
      <text:p text:style-name="P56">Si l’utilisateur existe déjà (login ou email déjà présents) : 409.</text:p>
      <text:p text:style-name="P56">En cas de défaut serveur : 500</text:p>
      <text:p text:style-name="P45">si la requête aboutit, un objet JSON représentant l’utilisateur ajouté avec son ID.</text:p>
      <text:p text:style-name="P37"><text:span text:style-name="T1">put*</text:span> :</text:p>
      <text:p text:style-name="P61"><text:span text:style-name="T9">données en entrée</text:span> : <text:span text:style-name="T12">Objet JSON contenant :</text:span></text:p>
      <text:p text:style-name="P57">firstname, lastname, password, rank, email, login</text:p>
      <text:p text:style-name="P56">Ces valeurs sont optionnelles</text:p>
      <text:p text:style-name="P45">id de l’utilisateur dans l’URL.</text:p>
      <text:p text:style-name="P66"><text:span text:style-name="T9">données en sortie</text:span> :<text:span text:style-name="T13">Si une des données est absente ou erronée : 422. Si l’utilisateur n’existe pas erreur 404, en cas d’erreur serveur 500, et si l’opération réussie, 204.</text:span></text:p>
      <text:p text:style-name="P37"><text:span text:style-name="T1">delete* </text:span>:</text:p>
      <text:p text:style-name="P47"><text:span text:style-name="T9">données en entrée</text:span> :<text:span text:style-name="T13">id de l’utilisateur dans l’URL.</text:span></text:p>
      <text:p text:style-name="P64"><text:span text:style-name="T9">données en sortie</text:span> : <text:span text:style-name="T13">Si l’id n’est pas bonne 422, si l’utilisateur n’existe pas 404.<text:line-break/>En cas de défaut serveur 500. Si l’opération réussie, 204.</text:span></text:p>
      <text:p text:style-name="P72"/>
      <text:p text:style-name="P28"/>
      <text:h text:style-name="P90" text:outline-level="2"><text:bookmark-start text:name="__RefHeading___Toc471_4067557380"/><text:span text:style-name="T8">A</text:span>uthentification<text:bookmark-end text:name="__RefHeading___Toc471_4067557380"/></text:h>
      <text:h text:style-name="P102" text:outline-level="3"><text:bookmark-start text:name="__RefHeading___Toc290_40675573803"/>chemin de base : <text:bookmark-end text:name="__RefHeading___Toc290_40675573803"/></text:h>
      <text:p text:style-name="P8">auth/</text:p>
      <text:h text:style-name="P102" text:outline-level="3"><text:bookmark-start text:name="__RefHeading___Toc292_40675573804"/>Rôle : <text:bookmark-end text:name="__RefHeading___Toc292_40675573804"/></text:h>
      <text:p text:style-name="P22">Gère l’authentification d’un utilisateur auprès de l’API.</text:p>
      <text:h text:style-name="P102" text:outline-level="3"><text:bookmark-start text:name="__RefHeading___Toc294_40675573804"/>méthodes <text:bookmark-end text:name="__RefHeading___Toc294_40675573804"/></text:h>
      <text:p text:style-name="P32"><text:span text:style-name="T2">g</text:span><text:span text:style-name="T1">et,</text:span><text:span text:style-name="T2">put,delete</text:span> : </text:p>
      <text:p text:style-name="P48"><text:span text:style-name="T9">données en sortie</text:span> : <text:span text:style-name="T5">erreur 404</text:span></text:p>
      <text:p text:style-name="P38"><text:span text:style-name="T1">post</text:span> :</text:p>
      <text:p text:style-name="P49"><text:span text:style-name="T9">données en entrée</text:span> : <text:span text:style-name="T7">objet json avec username et password.</text:span></text:p>
      <text:p text:style-name="P62"><text:span text:style-name="T9">données en sortie</text:span> : <text:span text:style-name="T7">si les données en entrées ne sont pas bonnes, erreur 422. Si l’utilisateur n’existe pas, erreur 404. En cas de souci serveur : 500, si l’utilisateur à fourni de mauvaises informations, 401. En cas de succès, renvoie le token de refresh en cookie et le token d’accès en JSON</text:span></text:p>
      <text:h text:style-name="P88" text:outline-level="2"><text:bookmark-start text:name="__RefHeading___Toc1066_532435759"/>Re<text:span text:style-name="T19">load</text:span> authentification<text:bookmark-end text:name="__RefHeading___Toc1066_532435759"/></text:h>
      <text:h text:style-name="P105" text:outline-level="3"><text:bookmark-start text:name="__RefHeading___Toc290_406755738042"/>chemin de base : <text:bookmark-end text:name="__RefHeading___Toc290_406755738042"/></text:h>
      <text:p text:style-name="P136"><text:span text:style-name="T22">auth</text:span>/<text:span text:style-name="T19">reload</text:span></text:p>
      <text:h text:style-name="P105" text:outline-level="3"><text:bookmark-start text:name="__RefHeading___Toc292_406755738052"/>Rôle : <text:bookmark-end text:name="__RefHeading___Toc292_406755738052"/></text:h>
      <text:p text:style-name="P131">Permet, grâce au token stocké dans le cookie <text:span text:style-name="T19">et des paramètres (nom prénom) stocké dans le local storage </text:span>de recréer un token d’accès</text:p>
      <text:h text:style-name="P105" text:outline-level="3"><text:bookmark-start text:name="__RefHeading___Toc294_406755738052"/>méthodes <text:bookmark-end text:name="__RefHeading___Toc294_406755738052"/></text:h>
      <text:p text:style-name="P146"><text:span text:style-name="T4">get</text:span><text:span text:style-name="T1"> </text:span> <text:span text:style-name="T3">put, delete</text:span>: </text:p>
      <text:p text:style-name="P113"><text:span text:style-name="T9">données en sortie</text:span> : <text:span text:style-name="T6">erreur 404</text:span></text:p>
      <text:p text:style-name="P141"><text:span text:style-name="T4">post</text:span> :</text:p>
      <text:p text:style-name="P113"><text:span text:style-name="T9">données en entrée</text:span> : <text:span text:style-name="T6">cookie stocké de refresh, </text:span><text:span text:style-name="T19">firstname, lastname</text:span></text:p>
      <text:p text:style-name="P111"><text:span text:style-name="T9">données en sortie</text:span> : <text:span text:style-name="T6">json contenant le nouveau token d’authentification</text:span></text:p>
      <text:p text:style-name="P110">Si le cookie est absent : erreur 401. Si il y a un problème avec le token en cookie:403.</text:p>
      <text:p text:style-name="P151">Erreur serveur : 500</text:p>
      <text:p text:style-name="P155"/>
      <text:h text:style-name="P93" text:outline-level="2"><text:bookmark-start text:name="__RefHeading___Toc473_4067557380"/><text:span text:style-name="T18">Refresh authentification</text:span><text:bookmark-end text:name="__RefHeading___Toc473_4067557380"/></text:h>
      <text:h text:style-name="P102" text:outline-level="3"><text:bookmark-start text:name="__RefHeading___Toc290_40675573804"/>chemin de base : <text:bookmark-end text:name="__RefHeading___Toc290_40675573804"/></text:h>
      <text:p text:style-name="P9">refresh/</text:p>
      <text:h text:style-name="P102" text:outline-level="3"><text:bookmark-start text:name="__RefHeading___Toc292_40675573805"/>Rôle : <text:bookmark-end text:name="__RefHeading___Toc292_40675573805"/></text:h>
      <text:p text:style-name="P23">Permet, grâce au token stocké dans le cookie de recréer un token d’accès</text:p>
      <text:h text:style-name="P102" text:outline-level="3"><text:bookmark-start text:name="__RefHeading___Toc294_40675573805"/>méthodes <text:bookmark-end text:name="__RefHeading___Toc294_40675573805"/></text:h>
      <text:p text:style-name="P32"><text:span text:style-name="T3">post</text:span><text:span text:style-name="T1"> </text:span> <text:span text:style-name="T3">put, delete</text:span>: </text:p>
      <text:p text:style-name="P48"><text:span text:style-name="T9">données en sortie</text:span> : <text:span text:style-name="T6">erreur 404</text:span></text:p>
      <text:p text:style-name="P38"><text:span text:style-name="T3">get</text:span> :</text:p>
      <text:p text:style-name="P48"><text:span text:style-name="T9">données en entrée</text:span> : <text:span text:style-name="T6">cookie stocké de refresh</text:span></text:p>
      <text:p text:style-name="P54"><text:span text:style-name="T9">données en sortie</text:span> : <text:span text:style-name="T6">json contenant le nouveau token d’authentification</text:span></text:p>
      <text:p text:style-name="P58">Si le cookie est absent : erreur 401. Si il y a un problème avec le token en cookie:403.</text:p>
      <text:p text:style-name="P58">Erreur serveur : 500</text:p>
      <text:p text:style-name="P42"/>
      <text:p text:style-name="P42"/>
      <text:h text:style-name="P91" text:outline-level="2"><text:bookmark-start text:name="__RefHeading___Toc568_4067557380"/>Déconnexion<text:bookmark-end text:name="__RefHeading___Toc568_4067557380"/></text:h>
      <text:h text:style-name="P103" text:outline-level="3"><text:bookmark-start text:name="__RefHeading___Toc290_406755738041"/>chemin de base : <text:bookmark-end text:name="__RefHeading___Toc290_406755738041"/></text:h>
      <text:p text:style-name="P10"><text:span text:style-name="T16">logout</text:span>/</text:p>
      <text:h text:style-name="P103" text:outline-level="3"><text:bookmark-start text:name="__RefHeading___Toc292_406755738051"/>Rôle : <text:bookmark-end text:name="__RefHeading___Toc292_406755738051"/></text:h>
      <text:p text:style-name="P24">Permet, grâce au token stocké dans le cookie de recréer un token d’accès</text:p>
      <text:h text:style-name="P103" text:outline-level="3"><text:bookmark-start text:name="__RefHeading___Toc294_406755738051"/>méthodes <text:bookmark-end text:name="__RefHeading___Toc294_406755738051"/></text:h>
      <text:p text:style-name="P33"><text:span text:style-name="T3">post</text:span><text:span text:style-name="T1"> </text:span> <text:span text:style-name="T3">put, delete</text:span>: </text:p>
      <text:p text:style-name="P50"><text:span text:style-name="T9">données en sortie</text:span> : <text:span text:style-name="T6">erreur 404</text:span></text:p>
      <text:p text:style-name="P39"><text:span text:style-name="T3">get</text:span> :</text:p>
      <text:p text:style-name="P50"><text:span text:style-name="T9">données en entrée</text:span> : <text:span text:style-name="T6">cookie stocké de refresh</text:span></text:p>
      <text:p text:style-name="P55"><text:span text:style-name="T9">données en sortie</text:span> : <text:span text:style-name="T6">Si le token en cookie </text:span><text:span text:style-name="T16">n’est pas trouvé dans le système </text:span><text:span text:style-name="T6">:40</text:span><text:span text:style-name="T16">4</text:span><text:span text:style-name="T6">.</text:span></text:p>
      <text:p text:style-name="P59">Erreur serveur : 500. <text:span text:style-name="T16">Si la requête aboutit, 204.</text:span></text:p>
      <text:p text:style-name="P59"/>
      <text:h text:style-name="P95" text:outline-level="2"><text:bookmark-start text:name="__RefHeading___Toc773_1154930185"/>Category<text:bookmark-end text:name="__RefHeading___Toc773_1154930185"/></text:h>
      <text:h text:style-name="P104" text:outline-level="3"><text:bookmark-start text:name="__RefHeading___Toc290_406755738011"/>chemin de base : <text:bookmark-end text:name="__RefHeading___Toc290_406755738011"/></text:h>
      <text:p text:style-name="P6"><text:span text:style-name="T20">category</text:span>/</text:p>
      <text:h text:style-name="P104" text:outline-level="3"><text:bookmark-start text:name="__RefHeading___Toc292_406755738021"/>Rôle : <text:bookmark-end text:name="__RefHeading___Toc292_406755738021"/></text:h>
      <text:p text:style-name="P21">Permet la gestion et la récupération des <text:span text:style-name="T20">catégories</text:span> dans la base de données</text:p>
      <text:h text:style-name="P104" text:outline-level="3"><text:bookmark-start text:name="__RefHeading___Toc294_406755738021"/>méthodes <text:bookmark-end text:name="__RefHeading___Toc294_406755738021"/></text:h>
      <text:p text:style-name="P34"><text:span text:style-name="T1">get</text:span> : </text:p>
      <text:p text:style-name="P70"><text:span text:style-name="T9">données en sortie</text:span> : <text:span text:style-name="T14">Tableau d’objets JSON représentant la liste des </text:span><text:span text:style-name="T20">catégories</text:span><text:span text:style-name="T14">. 404 si aucun résultat, 500 en cas de défaut serveur</text:span></text:p>
      <text:p text:style-name="P40"><text:span text:style-name="T1">get id </text:span>:</text:p>
      <text:p text:style-name="P51"><text:span text:style-name="T9">données en entrée</text:span> : <text:span text:style-name="T14">id d</text:span><text:span text:style-name="T20">e la catégorie</text:span><text:span text:style-name="T14"> dans l’URL de la requête</text:span></text:p>
      <text:p text:style-name="P70"><text:span text:style-name="T9">données en sortie</text:span> : <text:span text:style-name="T14">Objet JSON représentant la liste des </text:span><text:span text:style-name="T20">catégori</text:span><text:span text:style-name="T17">es</text:span><text:span text:style-name="T14">. 404 si aucun résultat, 500 en cas de défaut serveur</text:span></text:p>
      <text:p text:style-name="P40"><text:span text:style-name="T1">post*</text:span> :</text:p>
      <text:p text:style-name="P51"><text:span text:style-name="T9">données en entrée</text:span> : <text:span text:style-name="T14">Objet JSON contenant name le nom d</text:span><text:span text:style-name="T17">e la </text:span><text:span text:style-name="T20">catégorie</text:span><text:span text:style-name="T14">.</text:span></text:p>
      <text:p text:style-name="P43"><text:span text:style-name="T9">données en sortie</text:span> :<text:span text:style-name="T14">422 si les données ne sont pas valides, 500 en cas d’erreur serveur</text:span></text:p>
      <text:p text:style-name="P40"><text:span text:style-name="T1">put**</text:span> :</text:p>
      <text:p text:style-name="P152"><text:span text:style-name="T9">données en entrée</text:span> : <text:span text:style-name="T14">Objet JSON contenant name le nom d</text:span><text:span text:style-name="T17">e la </text:span><text:span text:style-name="T20">catégorie</text:span><text:span text:style-name="T14">.</text:span></text:p>
      <text:p text:style-name="P78">Id d<text:span text:style-name="T24">e la catégorie</text:span> à modifier dans l’URL de la requête</text:p>
      <text:p text:style-name="P153"><text:span text:style-name="T9">données en sortie</text:span> : <text:span text:style-name="T14">422 si les données ne sont pas valides, 500 en cas d’erreur serveur.<text:line-break/></text:span><text:span text:style-name="T15">404 si </text:span><text:span text:style-name="T24">la catégorie</text:span><text:span text:style-name="T15"> n’existe pas</text:span></text:p>
      <text:p text:style-name="P118">204 si la requête a aboutie</text:p>
      <text:p text:style-name="P40"><text:span text:style-name="T1">delete** </text:span>:</text:p>
      <text:p text:style-name="P112"><text:span text:style-name="T9">données en entrée</text:span> : <text:span text:style-name="T15">id </text:span><text:span text:style-name="T14">d</text:span><text:span text:style-name="T17">e la </text:span><text:span text:style-name="T20">catégorie</text:span><text:span text:style-name="T15"> à supprimer dans l’URL de la requête.</text:span></text:p>
      <text:p text:style-name="P156"><text:span text:style-name="T9">données en sortie</text:span> : <text:span text:style-name="T14">422 si les données ne sont pas valides, 500 en cas d’erreur serveur.<text:line-break/></text:span><text:span text:style-name="T15">404 si l</text:span><text:span text:style-name="T20">a catégorie </text:span><text:span text:style-name="T15">n’existe pas, 204 si la requête aboutit</text:span></text:p>
      <text:h text:style-name="P94" text:outline-level="2"><text:bookmark-start text:name="__RefHeading___Toc775_1154930185"/>Brand<text:bookmark-end text:name="__RefHeading___Toc775_1154930185"/></text:h>
      <text:h text:style-name="P104" text:outline-level="3"><text:bookmark-start text:name="__RefHeading___Toc290_4067557380111"/>chemin de base : <text:bookmark-end text:name="__RefHeading___Toc290_4067557380111"/></text:h>
      <text:p text:style-name="P6"><text:span text:style-name="T17">brand</text:span>/</text:p>
      <text:h text:style-name="P104" text:outline-level="3"><text:bookmark-start text:name="__RefHeading___Toc292_4067557380211"/>Rôle : <text:bookmark-end text:name="__RefHeading___Toc292_4067557380211"/></text:h>
      <text:p text:style-name="P21">Permet la gestion et la récupération des <text:span text:style-name="T17">marques</text:span> dans la base de données</text:p>
      <text:h text:style-name="P104" text:outline-level="3"><text:bookmark-start text:name="__RefHeading___Toc294_4067557380211"/>méthodes <text:bookmark-end text:name="__RefHeading___Toc294_4067557380211"/></text:h>
      <text:p text:style-name="P34"><text:span text:style-name="T1">get</text:span> : </text:p>
      <text:p text:style-name="P70"><text:span text:style-name="T9">données en sortie</text:span> : <text:span text:style-name="T14">Tableau d’objets JSON représentant la liste des </text:span><text:span text:style-name="T17">marques</text:span><text:span text:style-name="T14">. 404 si aucun résultat, 500 en cas de défaut serveur</text:span></text:p>
      <text:p text:style-name="P40"><text:span text:style-name="T1">get id </text:span>:</text:p>
      <text:p text:style-name="P51"><text:span text:style-name="T9">données en entrée</text:span> : <text:span text:style-name="T14">id d</text:span><text:span text:style-name="T21">e la marque </text:span><text:span text:style-name="T14">dans l’URL de la requête</text:span></text:p>
      <text:p text:style-name="P70"><text:span text:style-name="T9">données en sortie</text:span> : <text:span text:style-name="T14">Objet JSON représentant la <text:s/></text:span><text:span text:style-name="T17">marque</text:span><text:span text:style-name="T14">. 404 si aucun résultat, 500 en cas de défaut serveur</text:span></text:p>
      <text:p text:style-name="P40"><text:span text:style-name="T1">post*</text:span> :</text:p>
      <text:p text:style-name="P52"><text:span text:style-name="T9">données en entrée</text:span> : <text:span text:style-name="T14">Objet JSON contenant name le nom d</text:span><text:span text:style-name="T17">e la marque</text:span><text:span text:style-name="T14">.</text:span></text:p>
      <text:p text:style-name="P43"><text:span text:style-name="T9">données en sortie</text:span> :<text:span text:style-name="T14">422 si les données ne sont pas valides, 500 en cas d’erreur serveur</text:span></text:p>
      <text:p text:style-name="P40"><text:span text:style-name="T1">put**</text:span> :</text:p>
      <text:p text:style-name="P71"><text:span text:style-name="T9">données en entrée</text:span> : <text:span text:style-name="T14">Objet JSON contenant name le nom d</text:span><text:span text:style-name="T17">e la marque</text:span><text:span text:style-name="T14">.</text:span></text:p>
      <text:p text:style-name="P78">Id d<text:span text:style-name="T21">e la marque</text:span> à modifier dans l’URL de la requête</text:p>
      <text:p text:style-name="P70"><text:span text:style-name="T9">données en sortie</text:span> : <text:span text:style-name="T14">422 si les données ne sont pas valides, 500 en cas d’erreur serveur.<text:line-break/></text:span><text:span text:style-name="T15">404 si l</text:span><text:span text:style-name="T21">a marque</text:span><text:span text:style-name="T15"> n’existe pas</text:span></text:p>
      <text:p text:style-name="P118">204 si la requête a aboutie</text:p>
      <text:p text:style-name="P40"><text:span text:style-name="T1">delete** </text:span>:</text:p>
      <text:p text:style-name="P52"><text:span text:style-name="T9">données en entrée</text:span> : <text:span text:style-name="T15">id </text:span><text:span text:style-name="T14">d</text:span><text:span text:style-name="T17">e la marque</text:span><text:span text:style-name="T15"> à supprimer dans l’URL de la requête.</text:span></text:p>
      <text:p text:style-name="P76"><text:span text:style-name="T9">données en sortie</text:span> : <text:span text:style-name="T14">422 si les données ne sont pas valides, 500 en cas d’erreur serveur.<text:line-break/></text:span><text:span text:style-name="T15">404 si l</text:span><text:span text:style-name="T20">a</text:span><text:span text:style-name="T15"> </text:span><text:span text:style-name="T20">marque</text:span><text:span text:style-name="T15"> n’existe pas, 204 si la requête aboutit</text:span></text:p>
      <text:h text:style-name="P96" text:outline-level="2"><text:bookmark-start text:name="__RefHeading___Toc1068_532435759"/>Scale<text:bookmark-end text:name="__RefHeading___Toc1068_532435759"/></text:h>
      <text:h text:style-name="P106" text:outline-level="3"><text:bookmark-start text:name="__RefHeading___Toc290_40675573801111"/>chemin de base : <text:bookmark-end text:name="__RefHeading___Toc290_40675573801111"/></text:h>
      <text:p text:style-name="P137"><text:span text:style-name="T21">scale</text:span>/</text:p>
      <text:h text:style-name="P106" text:outline-level="3"><text:bookmark-start text:name="__RefHeading___Toc292_40675573802111"/>Rôle : <text:bookmark-end text:name="__RefHeading___Toc292_40675573802111"/></text:h>
      <text:p text:style-name="P132">Permet la gestion et la récupération des <text:span text:style-name="T21">échelles</text:span> dans la base de données</text:p>
      <text:h text:style-name="P106" text:outline-level="3"><text:bookmark-start text:name="__RefHeading___Toc294_40675573802111"/>méthodes <text:bookmark-end text:name="__RefHeading___Toc294_40675573802111"/></text:h>
      <text:p text:style-name="P147"><text:span text:style-name="T1">get</text:span> : </text:p>
      <text:p text:style-name="P166"><text:span text:style-name="T9">données en sortie</text:span> : <text:span text:style-name="T14">Tableau d’objets JSON représentant la liste des </text:span><text:span text:style-name="T21">échelles</text:span><text:span text:style-name="T14">. 404 si aucun résultat, 500 en cas de défaut serveur</text:span></text:p>
      <text:p text:style-name="P142"><text:span text:style-name="T1">get id </text:span>:</text:p>
      <text:p text:style-name="P124"><text:span text:style-name="T9">données en entrée</text:span> : <text:span text:style-name="T14">id d</text:span><text:span text:style-name="T21">e</text:span><text:span text:style-name="T14"> </text:span><text:span text:style-name="T21">l’ échelle</text:span><text:span text:style-name="T14"> dans l’URL de la requête</text:span></text:p>
      <text:p text:style-name="P166"><text:span text:style-name="T9">données en sortie</text:span> : <text:span text:style-name="T14">Objet JSON représentant </text:span><text:span text:style-name="T21">une</text:span><text:span text:style-name="T14"> </text:span><text:span text:style-name="T21">échelle</text:span><text:span text:style-name="T14">. 404 si aucun résultat, 500 en cas de défaut serveur</text:span></text:p>
      <text:p text:style-name="P142"><text:span text:style-name="T1">post*</text:span> :</text:p>
      <text:p text:style-name="P112"><text:span text:style-name="T9">données en entrée</text:span> : <text:span text:style-name="T14">Objet JSON contenant name le nom d</text:span><text:span text:style-name="T17">e l’</text:span><text:span text:style-name="T23">échelle</text:span><text:span text:style-name="T14">.</text:span></text:p>
      <text:p text:style-name="P115"><text:span text:style-name="T9">données en sortie</text:span> :<text:span text:style-name="T14">422 si les données ne sont pas valides, 500 en cas d’erreur serveur</text:span></text:p>
      <text:p text:style-name="P142"><text:span text:style-name="T1">put**</text:span> :</text:p>
      <text:p text:style-name="P152"><text:span text:style-name="T9">données en entrée</text:span> : <text:span text:style-name="T14">Objet JSON contenant name le nom d</text:span><text:span text:style-name="T17">e l’</text:span><text:span text:style-name="T23">échelle</text:span><text:span text:style-name="T14">.</text:span></text:p>
      <text:p text:style-name="P160">Id d<text:span text:style-name="T23">e l’échelle</text:span> à modifier dans l’URL de la requête</text:p>
      <text:p text:style-name="P152"><text:span text:style-name="T9">données en sortie</text:span> : <text:span text:style-name="T14">422 si les données ne sont pas valides, 500 en cas d’erreur serveur.<text:line-break/></text:span><text:span text:style-name="T15">404 si l’</text:span><text:span text:style-name="T23">échelle</text:span><text:span text:style-name="T15"> n’existe pas</text:span></text:p>
      <text:p text:style-name="P119">204 si la requête <text:span text:style-name="T24">a </text:span>abouti<text:span text:style-name="T24">e.</text:span></text:p>
      <text:p text:style-name="P142"><text:span text:style-name="T1">delete** </text:span>:</text:p>
      <text:p text:style-name="P112"><text:span text:style-name="T9">données en entrée</text:span> : <text:span text:style-name="T15">id </text:span><text:span text:style-name="T14">d</text:span><text:span text:style-name="T17">e l’</text:span><text:span text:style-name="T23">échell</text:span><text:span text:style-name="T17">e</text:span><text:span text:style-name="T15"> à supprimer dans l’URL de la requête.</text:span></text:p>
      <text:p text:style-name="P156"><text:span text:style-name="T9">données en sortie</text:span> : <text:span text:style-name="T14">422 si les données ne sont pas valides, 500 en cas d’erreur serveur.<text:line-break/></text:span><text:span text:style-name="T15">404 si l’</text:span><text:span text:style-name="T23">échelle</text:span><text:span text:style-name="T15"> n’existe pas, 204 si la requête aboutit</text:span></text:p>
      <text:h text:style-name="P97" text:outline-level="2"><text:bookmark-start text:name="__RefHeading___Toc1164_532435759"/>Period<text:bookmark-end text:name="__RefHeading___Toc1164_532435759"/></text:h>
      <text:h text:style-name="P107" text:outline-level="3"><text:bookmark-start text:name="__RefHeading___Toc290_406755738011111"/>chemin de base : <text:bookmark-end text:name="__RefHeading___Toc290_406755738011111"/></text:h>
      <text:p text:style-name="P138"><text:span text:style-name="T25">period</text:span>/</text:p>
      <text:h text:style-name="P107" text:outline-level="3"><text:bookmark-start text:name="__RefHeading___Toc292_406755738021111"/>Rôle : <text:bookmark-end text:name="__RefHeading___Toc292_406755738021111"/></text:h>
      <text:p text:style-name="P133">Permet la gestion et la récupération des <text:span text:style-name="T25">périodes</text:span> dans la base de données</text:p>
      <text:h text:style-name="P107" text:outline-level="3"><text:bookmark-start text:name="__RefHeading___Toc294_406755738021111"/>méthodes <text:bookmark-end text:name="__RefHeading___Toc294_406755738021111"/></text:h>
      <text:p text:style-name="P148"><text:span text:style-name="T1">get</text:span> : </text:p>
      <text:p text:style-name="P168"><text:span text:style-name="T9">données en sortie</text:span> : <text:span text:style-name="T14">Tableau d’objets JSON représentant la liste des </text:span><text:span text:style-name="T25">périodes</text:span><text:span text:style-name="T14">. 404 si aucun résultat, 500 en cas de défaut serveur</text:span></text:p>
      <text:p text:style-name="P143"><text:span text:style-name="T1">get id </text:span>:</text:p>
      <text:p text:style-name="P125"><text:span text:style-name="T9">données en entrée</text:span> : <text:span text:style-name="T14">id d</text:span><text:span text:style-name="T21">e</text:span><text:span text:style-name="T14"> </text:span><text:span text:style-name="T21">l</text:span><text:span text:style-name="T25">a période</text:span><text:span text:style-name="T14"> dans l’URL de la requête</text:span></text:p>
      <text:p text:style-name="P168"><text:span text:style-name="T9">données en sortie</text:span> : <text:span text:style-name="T14">Objet JSON représentant </text:span><text:span text:style-name="T21">une</text:span><text:span text:style-name="T14"> </text:span><text:span text:style-name="T25">période</text:span><text:span text:style-name="T14">. 404 si aucun résultat, 500 en cas de défaut serveur</text:span></text:p>
      <text:p text:style-name="P143"><text:span text:style-name="T1">post*</text:span> :</text:p>
      <text:p text:style-name="P125"><text:span text:style-name="T9">données en entrée</text:span> : <text:span text:style-name="T14">Objet JSON contenant name le nom d</text:span><text:span text:style-name="T17">e l</text:span><text:span text:style-name="T25">a période</text:span><text:span text:style-name="T14">.</text:span></text:p>
      <text:p text:style-name="P116"><text:span text:style-name="T9">données en sortie</text:span> :<text:span text:style-name="T14">422 si les données ne sont pas valides, 500 en cas d’erreur serveur</text:span></text:p>
      <text:p text:style-name="P143"><text:span text:style-name="T1">put**</text:span> :</text:p>
      <text:p text:style-name="P168"><text:span text:style-name="T9">données en entrée</text:span> : <text:span text:style-name="T14">Objet JSON contenant name le nom d</text:span><text:span text:style-name="T17">e l</text:span><text:span text:style-name="T25">a période</text:span><text:span text:style-name="T14">.</text:span></text:p>
      <text:p text:style-name="P161">Id d<text:span text:style-name="T23">e l</text:span><text:span text:style-name="T25">a périodes</text:span> à modifier dans l’URL de la requête</text:p>
      <text:p text:style-name="P168"><text:span text:style-name="T9">données en sortie</text:span> : <text:span text:style-name="T14">422 si les données ne sont pas valides, 500 en cas d’erreur serveur.<text:line-break/></text:span><text:span text:style-name="T15">404 si l</text:span><text:span text:style-name="T25">a période</text:span><text:span text:style-name="T15"> n’existe pas</text:span></text:p>
      <text:p text:style-name="P120">204 si la requête <text:span text:style-name="T24">a </text:span>abouti<text:span text:style-name="T24">e.</text:span></text:p>
      <text:p text:style-name="P143"><text:span text:style-name="T1">delete** </text:span>:</text:p>
      <text:p text:style-name="P125"><text:span text:style-name="T9">données en entrée</text:span> : <text:span text:style-name="T15">id </text:span><text:span text:style-name="T14">d</text:span><text:span text:style-name="T17">e l</text:span><text:span text:style-name="T25">a période</text:span><text:span text:style-name="T15"> à supprimer dans l’URL de la requête.</text:span></text:p>
      <text:p text:style-name="P157"><text:span text:style-name="T9">données en sortie</text:span> : <text:span text:style-name="T14">422 si les données ne sont pas valides, 500 en cas d’erreur serveur.<text:line-break/></text:span><text:span text:style-name="T15">404 si l</text:span><text:span text:style-name="T25">a période</text:span><text:span text:style-name="T15"> n’existe pas, 204 si la requête aboutit</text:span></text:p>
      <text:h text:style-name="P98" text:outline-level="2"><text:bookmark-start text:name="__RefHeading___Toc1166_532435759"/>S<text:span text:style-name="T26">tat</text:span>e<text:bookmark-end text:name="__RefHeading___Toc1166_532435759"/></text:h>
      <text:h text:style-name="P108" text:outline-level="3"><text:bookmark-start text:name="__RefHeading___Toc290_406755738011112"/>chemin de base : <text:bookmark-end text:name="__RefHeading___Toc290_406755738011112"/></text:h>
      <text:p text:style-name="P139"><text:span text:style-name="T21">s</text:span><text:span text:style-name="T26">tat</text:span><text:span text:style-name="T21">e</text:span>/</text:p>
      <text:h text:style-name="P108" text:outline-level="3"><text:bookmark-start text:name="__RefHeading___Toc292_406755738021112"/>Rôle : <text:bookmark-end text:name="__RefHeading___Toc292_406755738021112"/></text:h>
      <text:p text:style-name="P134">Permet la gestion et la récupération des <text:span text:style-name="T26">états</text:span> dans la base de données</text:p>
      <text:h text:style-name="P108" text:outline-level="3"><text:bookmark-start text:name="__RefHeading___Toc294_406755738021112"/>méthodes <text:bookmark-end text:name="__RefHeading___Toc294_406755738021112"/></text:h>
      <text:p text:style-name="P149"><text:span text:style-name="T1">get</text:span> : </text:p>
      <text:p text:style-name="P172"><text:span text:style-name="T9">données en sortie</text:span> : <text:span text:style-name="T14">Tableau d’objets JSON représentant la liste des </text:span><text:span text:style-name="T26">états</text:span><text:span text:style-name="T14">. 404 si aucun résultat, 500 en cas de défaut serveur</text:span></text:p>
      <text:p text:style-name="P144"><text:span text:style-name="T1">get id </text:span>:</text:p>
      <text:p text:style-name="P128"><text:span text:style-name="T9">données en entrée</text:span> : <text:span text:style-name="T14">id d</text:span><text:span text:style-name="T21">e</text:span><text:span text:style-name="T14"> </text:span><text:span text:style-name="T21">l’ </text:span><text:span text:style-name="T26">état</text:span><text:span text:style-name="T14"> dans l’URL de la requête</text:span></text:p>
      <text:p text:style-name="P172"><text:span text:style-name="T9">données en sortie</text:span> : <text:span text:style-name="T14">Objet JSON représentant </text:span><text:span text:style-name="T21">une</text:span><text:span text:style-name="T14"> </text:span><text:span text:style-name="T21">échelle</text:span><text:span text:style-name="T14">. 404 si aucun résultat, 500 en cas de défaut serveur</text:span></text:p>
      <text:p text:style-name="P144"><text:span text:style-name="T1">post*</text:span> :</text:p>
      <text:p text:style-name="P128"><text:span text:style-name="T9">données en entrée</text:span> : <text:span text:style-name="T14">Objet JSON contenant name le nom d</text:span><text:span text:style-name="T17">e l’</text:span><text:span text:style-name="T26">état</text:span><text:span text:style-name="T14">.</text:span></text:p>
      <text:p text:style-name="P117"><text:span text:style-name="T9">données en sortie</text:span> :<text:span text:style-name="T14">422 si les données ne sont pas valides, 500 en cas d’erreur serveur</text:span></text:p>
      <text:p text:style-name="P144"><text:span text:style-name="T1">put**</text:span> :</text:p>
      <text:p text:style-name="P172"><text:span text:style-name="T9">données en entrée</text:span> : <text:span text:style-name="T14">Objet JSON contenant name le nom d</text:span><text:span text:style-name="T17">e l’</text:span><text:span text:style-name="T26">état</text:span><text:span text:style-name="T14">.</text:span></text:p>
      <text:p text:style-name="P162">Id d<text:span text:style-name="T23">e l’ </text:span><text:span text:style-name="T26">état</text:span> à modifier dans l’URL de la requête</text:p>
      <text:p text:style-name="P172"><text:span text:style-name="T9">données en sortie</text:span> : <text:span text:style-name="T14">422 si les données ne sont pas valides, 500 en cas d’erreur serveur.<text:line-break/></text:span><text:span text:style-name="T15">404 si l’ </text:span><text:span text:style-name="T26">état</text:span><text:span text:style-name="T15"> n’existe pas</text:span></text:p>
      <text:p text:style-name="P121">204 si la requête <text:span text:style-name="T24">a </text:span>abouti<text:span text:style-name="T24">e.</text:span></text:p>
      <text:p text:style-name="P144"><text:span text:style-name="T1">delete** </text:span>:</text:p>
      <text:p text:style-name="P128"><text:span text:style-name="T9">données en entrée</text:span> : <text:span text:style-name="T15">id </text:span><text:span text:style-name="T14">d</text:span><text:span text:style-name="T17">e l’ </text:span><text:span text:style-name="T26">état</text:span><text:span text:style-name="T15"> à supprimer dans l’URL de la requête.</text:span></text:p>
      <text:p text:style-name="P158"><text:span text:style-name="T9">données en sortie</text:span> : <text:span text:style-name="T14">422 si les données ne sont pas valides, 500 en cas d’erreur serveur.<text:line-break/></text:span><text:span text:style-name="T15">404 si l’ </text:span><text:span text:style-name="T26">état</text:span><text:span text:style-name="T15"> n’existe pas, 204 si la requête aboutit</text:span></text:p>
      <text:h text:style-name="P92" text:outline-level="2"><text:bookmark-start text:name="__RefHeading___Toc1188_532435759"/>Builder<text:bookmark-end text:name="__RefHeading___Toc1188_532435759"/></text:h>
      <text:h text:style-name="P109" text:outline-level="3"><text:bookmark-start text:name="__RefHeading___Toc290_40675573805"/>chemin de base : <text:bookmark-end text:name="__RefHeading___Toc290_40675573805"/></text:h>
      <text:p text:style-name="P140">builder/</text:p>
      <text:h text:style-name="P109" text:outline-level="3"><text:bookmark-start text:name="__RefHeading___Toc292_40675573801"/>Rôle : <text:bookmark-end text:name="__RefHeading___Toc292_40675573801"/></text:h>
      <text:p text:style-name="P135">Permet de gérer les constructeurs dans la base de données.</text:p>
      <text:h text:style-name="P109" text:outline-level="3"><text:bookmark-start text:name="__RefHeading___Toc294_40675573801"/>méthodes <text:bookmark-end text:name="__RefHeading___Toc294_40675573801"/></text:h>
      <text:p text:style-name="P150"><text:span text:style-name="T1">get</text:span> : </text:p>
      <text:p text:style-name="P154"><text:span text:style-name="T9">données en sortie</text:span> : <text:span text:style-name="T27">un tableau d’objet JSON représentant les constructeurs</text:span></text:p>
      <text:p text:style-name="P163"><text:span text:style-name="T11">404 si non trouvé, 500 en cas d’erreur du serveur </text:span></text:p>
      <text:p text:style-name="P145"><text:span text:style-name="T1">get id </text:span>:</text:p>
      <text:p text:style-name="P154"><text:span text:style-name="T9">données en entrée</text:span> : <text:span text:style-name="T27">id : l’ID du contructeur</text:span></text:p>
      <text:p text:style-name="P163">données en sortie<text:span text:style-name="T10"> : </text:span><text:span text:style-name="T11">un objet JSON représentant le constructeur. 404 si non trouvé, 500 en cas d’erreur du serveur </text:span></text:p>
      <text:p text:style-name="P145"><text:span text:style-name="T1">post</text:span> :</text:p>
      <text:p text:style-name="P154"><text:span text:style-name="T9">données en entrée </text:span>: <text:span text:style-name="T27">name, country.</text:span></text:p>
      <text:p text:style-name="P159"><text:span text:style-name="T9">données en sortie</text:span> : <text:span text:style-name="T27">un objet JSON représentant le constructeur code 201.</text:span></text:p>
      <text:p text:style-name="P163"><text:span text:style-name="T11">404 si non trouvé, 500 en cas d’erreur du serveur, 401 ou 403 en cas de défaut d’authentification </text:span></text:p>
      <text:p text:style-name="P145"><text:span text:style-name="T1">put</text:span> :</text:p>
      <text:p text:style-name="P178">données en entrée<text:span text:style-name="T10"> :</text:span><text:span text:style-name="T11">id, name, country</text:span></text:p>
      <text:p text:style-name="P159"><text:span text:style-name="T9">données en sortie</text:span> : <text:span text:style-name="T27">204 si la requête a aboutie, </text:span><text:span text:style-name="T11">404 si non trouvé, 500 en cas d’erreur du serveur, 401 ou 403 en cas de défaut d’authentification </text:span></text:p>
      <text:p text:style-name="P145"><text:span text:style-name="T1">delete </text:span>:</text:p>
      <text:p text:style-name="P154"><text:span text:style-name="T9">données en entrée </text:span>: <text:span text:style-name="T27">id, id du constructeur.</text:span></text:p>
      <text:p text:style-name="P159"><text:span text:style-name="T9">données en sortie</text:span> :<text:span text:style-name="T27">204 si la requête a aboutie, </text:span><text:span text:style-name="T11">404 si non trouvé, 500 en cas d’erreur du serveur, 401 ou 403 en cas de défaut d’authentification </text:span></text:p>
      <text:p text:style-name="P180">template définition routes :</text:p>
      <text:h text:style-name="P86" text:outline-level="2"><text:bookmark-start text:name="__RefHeading___Toc288_4067557380"/>nom de la route<text:bookmark-end text:name="__RefHeading___Toc288_4067557380"/></text:h>
      <text:h text:style-name="P99" text:outline-level="3"><text:bookmark-start text:name="__RefHeading___Toc290_4067557380"/>chemin de base : <text:bookmark-end text:name="__RefHeading___Toc290_4067557380"/></text:h>
      <text:p text:style-name="P4"/>
      <text:h text:style-name="P99" text:outline-level="3"><text:bookmark-start text:name="__RefHeading___Toc292_4067557380"/>Rôle : <text:bookmark-end text:name="__RefHeading___Toc292_4067557380"/></text:h>
      <text:p text:style-name="Text_20_body"/>
      <text:h text:style-name="P99" text:outline-level="3"><text:bookmark-start text:name="__RefHeading___Toc294_4067557380"/>méthodes <text:bookmark-end text:name="__RefHeading___Toc294_4067557380"/></text:h>
      <text:p text:style-name="P29"><text:span text:style-name="T1">get</text:span> : </text:p>
      <text:p text:style-name="P63"><text:span text:style-name="T9">données en sortie</text:span> :</text:p>
      <text:p text:style-name="P35"><text:span text:style-name="T1">get id </text:span>:</text:p>
      <text:p text:style-name="P63"><text:span text:style-name="T9">données en entrée</text:span> :</text:p>
      <text:p text:style-name="P74">données en sortie<text:span text:style-name="T10"> :</text:span></text:p>
      <text:p text:style-name="P35"><text:span text:style-name="T1">post</text:span> :</text:p>
      <text:p text:style-name="P63"><text:span text:style-name="T9">données en entrée </text:span>:</text:p>
      <text:p text:style-name="P75"><text:span text:style-name="T9">données en sortie</text:span> :</text:p>
      <text:p text:style-name="P35"><text:span text:style-name="T1">put</text:span> :</text:p>
      <text:p text:style-name="P73">données en entrée<text:span text:style-name="T10"> :</text:span></text:p>
      <text:p text:style-name="P75"><text:span text:style-name="T9">données en sortie</text:span> :</text:p>
      <text:p text:style-name="P35"><text:span text:style-name="T1">delete </text:span>:</text:p>
      <text:p text:style-name="P63"><text:span text:style-name="T9">données en entrée </text:span>:</text:p>
      <text:p text:style-name="P75"><text:span text:style-name="T9">données en sortie</text:span> :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b49" officeooo:paragraph-rsid="000d4b49"/>
    </style:style>
    <style:style style:name="MP2" style:family="paragraph" style:parent-style-name="Footer">
      <style:text-properties officeooo:rsid="000d4b49" officeooo:paragraph-rsid="000d4b49"/>
    </style:style>
    <style:style style:name="MP3" style:family="paragraph" style:parent-style-name="Footer">
      <style:paragraph-properties fo:text-align="end" style:justify-single-word="false"/>
      <style:text-properties officeooo:rsid="000d4b49" officeooo:paragraph-rsid="000d4b4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157cm" svg:y="24.67cm" svg:width="2.117cm" svg:height="0.503cm" draw:z-index="15"><draw:image xlink:href="Pictures/1000020000000050000000138B29FA6D9DF182CA.gif" xlink:type="simple" xlink:show="embed" xlink:actuate="onLoad" draw:mime-type="image/gif"/></draw:frame>Models Kit Database API</text:p>
      </style:header>
      <style:footer>
        <text:section text:style-name="MSect1" text:name="Section1">
          <text:p text:style-name="MP2"/>
          <text:p text:style-name="MP3"><text:page-number text:select-page="current">16</text:page-number>/<text:page-count>18</text:page-count></text:p>
        </text:section>
        <text:p text:style-name="MP2">Copyright 2023 Editiel 98, tous droits réservés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2:01:05.049000000</meta:creation-date>
    <dc:date>2023-02-12T21:54:03.104000000</dc:date>
    <meta:editing-duration>PT4H11M6S</meta:editing-duration>
    <meta:editing-cycles>34</meta:editing-cycles>
    <meta:generator>LibreOffice/7.1.4.2$Windows_X86_64 LibreOffice_project/a529a4fab45b75fefc5b6226684193eb000654f6</meta:generator>
    <meta:document-statistic meta:table-count="1" meta:image-count="1" meta:object-count="0" meta:page-count="18" meta:paragraph-count="327" meta:word-count="2374" meta:character-count="12690" meta:non-whitespace-character-count="10582"/>
  </office:meta>
</office:document-meta>
</file>